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3b71" officeooo:paragraph-rsid="001e3b71"/>
    </style:style>
    <style:style style:name="P2" style:family="paragraph" style:parent-style-name="Standard">
      <style:text-properties officeooo:rsid="001f8213" officeooo:paragraph-rsid="001f8213"/>
    </style:style>
    <style:style style:name="P3" style:family="paragraph" style:parent-style-name="Standard">
      <style:text-properties officeooo:rsid="001f8213" officeooo:paragraph-rsid="00216b4f"/>
    </style:style>
    <style:style style:name="P4" style:family="paragraph" style:parent-style-name="Standard">
      <style:text-properties officeooo:rsid="00216b4f" officeooo:paragraph-rsid="00216b4f"/>
    </style:style>
    <style:style style:name="P5" style:family="paragraph" style:parent-style-name="Standard">
      <style:text-properties officeooo:rsid="00216b4f" officeooo:paragraph-rsid="00224154"/>
    </style:style>
    <style:style style:name="P6" style:family="paragraph" style:parent-style-name="Standard">
      <style:text-properties officeooo:rsid="00216b4f" officeooo:paragraph-rsid="0023a183"/>
    </style:style>
    <style:style style:name="P7" style:family="paragraph" style:parent-style-name="Standard">
      <style:text-properties officeooo:rsid="00216b4f" officeooo:paragraph-rsid="00247e6f"/>
    </style:style>
    <style:style style:name="P8" style:family="paragraph" style:parent-style-name="Standard">
      <style:text-properties officeooo:rsid="00216b4f" officeooo:paragraph-rsid="00268a65"/>
    </style:style>
    <style:style style:name="P9" style:family="paragraph" style:parent-style-name="Standard">
      <style:text-properties officeooo:rsid="00224154" officeooo:paragraph-rsid="00216b4f"/>
    </style:style>
    <style:style style:name="P10" style:family="paragraph" style:parent-style-name="Standard">
      <style:text-properties officeooo:rsid="0023a183" officeooo:paragraph-rsid="0023a183"/>
    </style:style>
    <style:style style:name="P11" style:family="paragraph" style:parent-style-name="Standard">
      <style:text-properties officeooo:rsid="00247e6f" officeooo:paragraph-rsid="00247e6f"/>
    </style:style>
    <style:style style:name="P12" style:family="paragraph" style:parent-style-name="Standard">
      <style:text-properties officeooo:rsid="002682b6" officeooo:paragraph-rsid="002682b6"/>
    </style:style>
    <style:style style:name="T1" style:family="text">
      <style:text-properties officeooo:rsid="001f8213"/>
    </style:style>
    <style:style style:name="T2" style:family="text">
      <style:text-properties officeooo:rsid="00216b4f"/>
    </style:style>
    <style:style style:name="T3" style:family="text">
      <style:text-properties officeooo:rsid="00224154"/>
    </style:style>
    <style:style style:name="T4" style:family="text">
      <style:text-properties officeooo:rsid="0023a183"/>
    </style:style>
    <style:style style:name="T5" style:family="text">
      <style:text-properties officeooo:rsid="00247e6f"/>
    </style:style>
    <style:style style:name="T6" style:family="text">
      <style:text-properties officeooo:rsid="00268a65"/>
    </style:style>
    <style:style style:name="T7" style:family="text">
      <style:text-properties officeooo:rsid="0029c1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</text:span>uản lý <text:span text:style-name="T1">dữ liệu </text:span>danh mục</text:p>
      <text:p text:style-name="P1"/>
      <text:p text:style-name="P2">Quản lý dữ liệu danh mục một cách tổng quát với các đặc điểm chính sau đây:</text:p>
      <text:p text:style-name="P2">- Quản lý được nhiều bộ danh mục khác nhau</text:p>
      <text:p text:style-name="P2">- Danh mục có thể cấu trúc dạng danh sách hoặc dạng <text:span text:style-name="T2">phân cấp hình </text:span>cây</text:p>
      <text:p text:style-name="P3">- Các mục dữ liệu <text:span text:style-name="T2">được biểu diễn gồm mã mục và tên mục</text:span></text:p>
      <text:p text:style-name="P3">- <text:span text:style-name="T2">Có thể tìm kiếm thông tin theo mã mục hoặc tên mục, theo cấu trúc cha-con</text:span></text:p>
      <text:p text:style-name="P3">- <text:span text:style-name="T2">Danh mục được quản lý theo phiên bản có ngày hiệu lực được áp dụng</text:span></text:p>
      <text:p text:style-name="P3"/>
      <text:p text:style-name="P3"><text:span text:style-name="T2">Các entity dữ liệu</text:span></text:p>
      <text:p text:style-name="P3"/>
      <text:p text:style-name="P4">Entity: dictcollection – quản lý <text:span text:style-name="T5">tên các </text:span>bộ danh mục dữ liệu</text:p>
      <text:p text:style-name="P4">Các trường</text:p>
      <text:p text:style-name="P6">- <text:span text:style-name="T4">collectionCode: Mã duy nhất để phân biệt các bộ dữ liệu được sử dụng, ví dụ: ADMINISTRATIVE_REGION, GOVERNMENT_AGENCY</text:span></text:p>
      <text:p text:style-name="P5">- <text:span text:style-name="T4">collectionN</text:span>ame: Tên <text:span text:style-name="T4">b</text:span>ộ dữ liệu</text:p>
      <text:p text:style-name="P4"/>
      <text:p text:style-name="P11">Entity: dictversion – quản lý các phiên bản phát hành của bộ danh mục </text:p>
      <text:p text:style-name="P7">- dict<text:span text:style-name="T7">C</text:span>ollection<text:span text:style-name="T5">Id: mã vật lý của bộ danh mục</text:span></text:p>
      <text:p text:style-name="P4">- version: Mã version xuất bản</text:p>
      <text:p text:style-name="P5">- <text:span text:style-name="T3">description</text:span>: <text:span text:style-name="T3">Mô tả bộ dữ liệu</text:span></text:p>
      <text:p text:style-name="P5">- validatedFrom: <text:span text:style-name="T3">Ngày bắt đầu có hiệu lực (không được trước ngày hết hạn cuối cùng)</text:span></text:p>
      <text:p text:style-name="P5">- validatedTo: <text:span text:style-name="T3">Ngày hết hạn được xác lập khi tạo phiên bản mới</text:span></text:p>
      <text:p text:style-name="P8">- <text:span text:style-name="T4">issueS</text:span>tatus: <text:span text:style-name="T3">Trạng thái phát hành: 0: drafting (đang biên tập); 1: inuse (đang được sử dụng chính thức); 2: exprired (đã hết hạn sử dụng);</text:span></text:p>
      <text:p text:style-name="P3"/>
      <text:p text:style-name="P9">Entity: dictitem – quản lý các mục dữ liệu trong bộ danh mục</text:p>
      <text:p text:style-name="P3"><text:span text:style-name="T2">collectionCode: tham chiếu mã bộ danh mục dữ liệu</text:span></text:p>
      <text:p text:style-name="P4"><text:span text:style-name="T4">item</text:span>Code: <text:s/><text:span text:style-name="T4">mã của mục dữ liệu</text:span></text:p>
      <text:p text:style-name="P10">itemName: tên mục dữ liệu (có thể đa ngôn ngữ)</text:p>
      <text:p text:style-name="P6">node_1: <text:span text:style-name="T4">mã phân cấp 1</text:span></text:p>
      <text:p text:style-name="P4">node_2: <text:span text:style-name="T4">mã phân cấp 2 (nếu có)</text:span></text:p>
      <text:p text:style-name="P4">node_3: <text:span text:style-name="T4">mã phân cấp 3 (nếu có)</text:span></text:p>
      <text:p text:style-name="P4">node_4: <text:span text:style-name="T4">mã phân cấp 4 (nếu có)</text:span></text:p>
      <text:p text:style-name="P4">node_5: <text:span text:style-name="T4">mã phân cấp 5 (nếu có)</text:span></text:p>
      <text:p text:style-name="P4">dataLevel: <text:span text:style-name="T4">cấp trong cây phân cấp (từ 1-5)</text:span></text:p>
      <text:p text:style-name="P6">validatedFrom: <text:span text:style-name="T4">Ngày hiệu lực bắt đầu: null nếu như không bị hạn chế</text:span></text:p>
      <text:p text:style-name="P6">validatedTo: <text:span text:style-name="T4">Ngày hiệu lực kết thúc: null nếu như không bị hạn chế</text:span></text:p>
      <text:p text:style-name="P6"><text:span text:style-name="T4">issueS</text:span>tatus: <text:span text:style-name="T3">Trạng thái phát hành: 0: drafting (đang biên tập); 1: inuse (đang được sử dụng chính thức); 2: exprired (đã hết hạn sử dụng);</text:span></text:p>
      <text:p text:style-name="P1"/>
      <text:p text:style-name="P12">API:</text:p>
      <text:p text:style-name="P12">- Tìm kiếm mục dữ liệu theo mã trong một bộ danh mục</text:p>
      <text:p text:style-name="P12">- Tìm kiếm tất cả mục dữ liệu trong một bộ danh mục</text:p>
      <text:p text:style-name="P12">- Tìm kiếm các mục con của một mục dữ liệu</text:p>
      <text:p text:style-name="P12">- Tìm kiếm các mục con và cháu chắt của một mục dữ liệu</text:p>
      <text:p text:style-name="P12">- Tìm kiếm các mục dữ liệu theo tên trong một bộ danh mục</text:p>
      <text:p text:style-name="P12"/>
      <text:p text:style-name="P12">Portlet admin dạng đơn giản (không quản lý version của danh mục)</text:p>
      <text:p text:style-name="P12"><text:soft-page-break/>- Xem/thêm/sửa/xóa một bộ danh mục</text:p>
      <text:p text:style-name="P12">- Xem/thêm/sửa/xóa mục dữ liệu trong một bộ danh mục. Dữ liệu được xem dưới dạng hình cây</text:p>
      <text:p text:style-name="P12"/>
      <text:p text:style-name="P12">Portlet admin dạng nâng cao (có quản lý danh mục theo version)</text:p>
      <text:p text:style-name="P12">- Xem/thêm/sửa/xóa một bộ danh mục</text:p>
      <text:p text:style-name="P12">- Tạo một bản dự thảo cho danh mục</text:p>
      <text:p text:style-name="P12">- Biên tập dữ liệu dự thảo, <text:span text:style-name="T6">thêm/sửa/xóa các mục dữ liệu cho bộ danh mục dự thảo</text:span></text:p>
      <text:p text:style-name="P12">- Ban hành đ<text:span text:style-name="T6">ể sử dụng một bộ danh mục đang dự thảo</text:span></text:p>
      <text:p text:style-name="P12">- <text:span text:style-name="T6">Xem các version bộ danh mục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08:49:46.521000000</meta:creation-date>
    <dc:date>2016-03-08T13:31:56.140000000</dc:date>
    <meta:editing-duration>PT3H45M55S</meta:editing-duration>
    <meta:editing-cycles>10</meta:editing-cycles>
    <meta:generator>LibreOffice/5.1.0.3$Windows_x86 LibreOffice_project/5e3e00a007d9b3b6efb6797a8b8e57b51ab1f737</meta:generator>
    <meta:document-statistic meta:table-count="0" meta:image-count="0" meta:object-count="0" meta:page-count="2" meta:paragraph-count="47" meta:word-count="524" meta:character-count="2482" meta:non-whitespace-character-count="2000"/>
  </office:meta>
</office:document-meta>
</file>